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6000002D6231EFA2B15739E7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644cm" svg:height="9.781cm" svg:x="1cm" svg:y="6.119cm">
          <draw:image xlink:href="Pictures/1000000000000316000002D6231EFA2B15739E7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5T11:41:45.791208857</dc:date>
    <meta:editing-duration>PT45S</meta:editing-duration>
    <meta:editing-cycles>1</meta:editing-cycles>
    <meta:document-statistic meta:object-count="1"/>
    <meta:generator>LibreOffice/5.1.6.2$Linux_X86_64 LibreOffice_project/10m0$Build-2</meta:generator>
  </office:meta>
</office:document-meta>
</file>